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opacity="100%" draw:textarea-horizontal-align="justify" draw:textarea-vertical-align="middle" draw:auto-grow-height="false" fo:min-height="0.682cm" fo:min-width="0.431cm"/>
    </style:style>
    <style:style style:name="gr2" style:family="graphic" style:parent-style-name="standard">
      <style:graphic-properties svg:stroke-color="#000000" draw:fill-color="#cccccc" draw:opacity="100%" draw:textarea-horizontal-align="justify" draw:textarea-vertical-align="middle" draw:auto-grow-height="false" fo:min-height="0.682cm" fo:min-width="0.432cm"/>
    </style:style>
    <style:style style:name="gr3" style:family="graphic" style:parent-style-name="standard">
      <style:graphic-properties svg:stroke-color="#000000" draw:fill-color="#cccccc" draw:opacity="100%" draw:textarea-horizontal-align="justify" draw:textarea-vertical-align="middle" draw:auto-grow-height="false" fo:min-height="0.681cm" fo:min-width="0.432cm"/>
    </style:style>
    <style:style style:name="gr4" style:family="graphic" style:parent-style-name="standard">
      <style:graphic-properties svg:stroke-color="#000000" draw:fill-color="#cccccc" draw:opacity="100%" draw:textarea-horizontal-align="justify" draw:textarea-vertical-align="middle" draw:auto-grow-height="false" fo:min-height="0.681cm" fo:min-width="0.431cm"/>
    </style:style>
    <style:style style:name="gr5" style:family="graphic" style:parent-style-name="standard">
      <style:graphic-properties svg:stroke-color="#000000" draw:fill-color="#5e8ac7" draw:opacity="100%" draw:textarea-horizontal-align="justify" draw:textarea-vertical-align="middle" draw:auto-grow-height="false" fo:min-height="0.681cm" fo:min-width="0.431cm"/>
    </style:style>
    <style:style style:name="gr6" style:family="graphic" style:parent-style-name="standard">
      <style:graphic-properties svg:stroke-color="#000000" draw:fill-color="#5e8ac7" draw:opacity="100%" draw:textarea-horizontal-align="justify" draw:textarea-vertical-align="middle" draw:auto-grow-height="false" fo:min-height="0.682cm" fo:min-width="0.431cm"/>
    </style:style>
    <style:style style:name="gr7" style:family="graphic" style:parent-style-name="standard">
      <style:graphic-properties svg:stroke-color="#000000" draw:fill-color="#5e8ac7" draw:opacity="100%" draw:textarea-horizontal-align="justify" draw:textarea-vertical-align="middle" draw:auto-grow-height="false" fo:min-height="0.682cm" fo:min-width="0.432cm"/>
    </style:style>
    <style:style style:name="gr8" style:family="graphic" style:parent-style-name="standard">
      <style:graphic-properties svg:stroke-color="#000000" draw:fill-color="#5e8ac7" draw:opacity="100%" draw:textarea-horizontal-align="justify" draw:textarea-vertical-align="middle" draw:auto-grow-height="false" fo:min-height="0.681cm" fo:min-width="0.432cm"/>
    </style:style>
    <style:style style:name="gr9" style:family="graphic" style:parent-style-name="standard">
      <style:graphic-properties svg:stroke-color="#000000" draw:fill-color="#65c295" draw:opacity="100%" draw:textarea-horizontal-align="justify" draw:textarea-vertical-align="middle" draw:auto-grow-height="false" fo:min-height="0.681cm" fo:min-width="0.431cm"/>
    </style:style>
    <style:style style:name="gr10" style:family="graphic" style:parent-style-name="standard">
      <style:graphic-properties svg:stroke-color="#000000" draw:fill-color="#65c295" draw:opacity="100%" draw:textarea-horizontal-align="justify" draw:textarea-vertical-align="middle" draw:auto-grow-height="false" fo:min-height="0.682cm" fo:min-width="0.431cm"/>
    </style:style>
    <style:style style:name="gr11" style:family="graphic" style:parent-style-name="standard">
      <style:graphic-properties svg:stroke-color="#000000" draw:fill-color="#65c295" draw:opacity="100%" draw:textarea-horizontal-align="justify" draw:textarea-vertical-align="middle" draw:auto-grow-height="false" fo:min-height="0.682cm" fo:min-width="0.432cm"/>
    </style:style>
    <style:style style:name="gr12" style:family="graphic" style:parent-style-name="standard">
      <style:graphic-properties svg:stroke-color="#000000" draw:fill-color="#65c295" draw:opacity="100%" draw:textarea-horizontal-align="justify" draw:textarea-vertical-align="middle" draw:auto-grow-height="false" fo:min-height="0.681cm" fo:min-width="0.432cm"/>
    </style:style>
    <style:style style:name="gr13" style:family="graphic" style:parent-style-name="standard">
      <style:graphic-properties svg:stroke-color="#000000" draw:fill-color="#f37b70" draw:opacity="100%" draw:textarea-horizontal-align="justify" draw:textarea-vertical-align="middle" draw:auto-grow-height="false" fo:min-height="0.681cm" fo:min-width="0.431cm"/>
    </style:style>
    <style:style style:name="gr14" style:family="graphic" style:parent-style-name="standard">
      <style:graphic-properties svg:stroke-color="#000000" draw:fill-color="#f37b70" draw:opacity="100%" draw:textarea-horizontal-align="justify" draw:textarea-vertical-align="middle" draw:auto-grow-height="false" fo:min-height="0.682cm" fo:min-width="0.431cm"/>
    </style:style>
    <style:style style:name="gr15" style:family="graphic" style:parent-style-name="standard">
      <style:graphic-properties svg:stroke-color="#000000" draw:fill-color="#f37b70" draw:opacity="100%" draw:textarea-horizontal-align="justify" draw:textarea-vertical-align="middle" draw:auto-grow-height="false" fo:min-height="0.682cm" fo:min-width="0.432cm"/>
    </style:style>
    <style:style style:name="gr16" style:family="graphic" style:parent-style-name="standard">
      <style:graphic-properties svg:stroke-color="#000000" draw:fill-color="#f37b70" draw:opacity="100%" draw:textarea-horizontal-align="justify" draw:textarea-vertical-align="middle" draw:auto-grow-height="false" fo:min-height="0.681cm" fo:min-width="0.432cm"/>
    </style:style>
    <style:style style:name="gr17" style:family="graphic" style:parent-style-name="standard">
      <style:graphic-properties svg:stroke-color="#000000" draw:fill-color="#5e8ac7" draw:opacity="100%" draw:textarea-horizontal-align="justify" draw:textarea-vertical-align="middle" draw:auto-grow-height="false" fo:min-height="0.681cm" fo:min-width="0.431cm"/>
    </style:style>
    <style:style style:name="gr18" style:family="graphic" style:parent-style-name="standard">
      <style:graphic-properties svg:stroke-color="#000000" draw:fill-color="#5e8ac7" draw:opacity="100%" draw:textarea-horizontal-align="justify" draw:textarea-vertical-align="middle" draw:auto-grow-height="false" fo:min-height="0.681cm" fo:min-width="0.432cm"/>
    </style:style>
    <style:style style:name="gr19" style:family="graphic" style:parent-style-name="standard">
      <style:graphic-properties svg:stroke-color="#000000" draw:fill-color="#5e8ac7" draw:opacity="100%" draw:textarea-horizontal-align="justify" draw:textarea-vertical-align="middle" draw:auto-grow-height="false" fo:min-height="0.682cm" fo:min-width="0.432cm"/>
    </style:style>
    <style:style style:name="gr20" style:family="graphic" style:parent-style-name="standard">
      <style:graphic-properties svg:stroke-color="#000000" draw:fill-color="#65c295" draw:opacity="100%" draw:textarea-horizontal-align="justify" draw:textarea-vertical-align="middle" draw:auto-grow-height="false" fo:min-height="0.681cm" fo:min-width="0.431cm"/>
    </style:style>
    <style:style style:name="gr21" style:family="graphic" style:parent-style-name="standard">
      <style:graphic-properties svg:stroke-color="#000000" draw:fill-color="#65c295" draw:opacity="100%" draw:textarea-horizontal-align="justify" draw:textarea-vertical-align="middle" draw:auto-grow-height="false" fo:min-height="0.681cm" fo:min-width="0.432cm"/>
    </style:style>
    <style:style style:name="gr22" style:family="graphic" style:parent-style-name="standard">
      <style:graphic-properties svg:stroke-color="#000000" draw:fill-color="#65c295" draw:opacity="100%" draw:textarea-horizontal-align="justify" draw:textarea-vertical-align="middle" draw:auto-grow-height="false" fo:min-height="0.682cm" fo:min-width="0.432cm"/>
    </style:style>
    <style:style style:name="gr23" style:family="graphic" style:parent-style-name="standard">
      <style:graphic-properties svg:stroke-color="#000000" draw:fill-color="#f37b70" draw:opacity="100%" draw:textarea-horizontal-align="justify" draw:textarea-vertical-align="middle" draw:auto-grow-height="false" fo:min-height="0.682cm" fo:min-width="0.431cm"/>
    </style:style>
    <style:style style:name="gr24" style:family="graphic" style:parent-style-name="standard">
      <style:graphic-properties svg:stroke-color="#000000" draw:fill-color="#f37b70" draw:opacity="100%" draw:textarea-horizontal-align="justify" draw:textarea-vertical-align="middle" draw:auto-grow-height="false" fo:min-height="0.682cm" fo:min-width="0.432cm"/>
    </style:style>
    <style:style style:name="gr25" style:family="graphic" style:parent-style-name="standard">
      <style:graphic-properties svg:stroke-color="#000000" draw:fill-color="#f37b70" draw:opacity="100%" draw:textarea-horizontal-align="justify" draw:textarea-vertical-align="middle" draw:auto-grow-height="false" fo:min-height="0.681cm" fo:min-width="0.432cm"/>
    </style:style>
    <style:style style:name="gr26" style:family="graphic" style:parent-style-name="standard">
      <style:graphic-properties svg:stroke-color="#000000" draw:fill-color="#f37b70" draw:opacity="100%" draw:textarea-horizontal-align="justify" draw:textarea-vertical-align="middle" draw:auto-grow-height="false" fo:min-height="0.681cm" fo:min-width="0.431cm"/>
    </style:style>
    <style:style style:name="gr27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681cm" fo:min-width="0.431cm"/>
    </style:style>
    <style:style style:name="gr28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682cm" fo:min-width="0.431cm"/>
    </style:style>
    <style:style style:name="gr29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682cm" fo:min-width="0.432cm"/>
    </style:style>
    <style:style style:name="gr30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681cm" fo:min-width="0.432cm"/>
    </style:style>
    <style:style style:name="gr31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78cm"/>
    </style:style>
    <style:style style:name="gr34" style:family="graphic" style:parent-style-name="standard">
      <style:graphic-properties svg:stroke-color="#000000" draw:fill-color="#aa55a1" draw:opacity="100%" draw:textarea-horizontal-align="justify" draw:textarea-vertical-align="middle" draw:auto-grow-height="false" fo:min-height="0.681cm" fo:min-width="0.431cm"/>
    </style:style>
    <style:style style:name="gr35" style:family="graphic" style:parent-style-name="standard">
      <style:graphic-properties svg:stroke-color="#000000" draw:fill-color="#cccccc" draw:opacity="100%" draw:textarea-horizontal-align="justify" draw:textarea-vertical-align="middle" draw:auto-grow-height="false" fo:min-height="0.682cm" fo:min-width="0.431cm"/>
    </style:style>
    <style:style style:name="gr36" style:family="graphic" style:parent-style-name="standard">
      <style:graphic-properties svg:stroke-color="#000000" draw:fill-color="#cccccc" draw:opacity="100%" draw:textarea-horizontal-align="justify" draw:textarea-vertical-align="middle" draw:auto-grow-height="false" fo:min-height="0.682cm" fo:min-width="0.432cm"/>
    </style:style>
    <style:style style:name="gr37" style:family="graphic" style:parent-style-name="standard">
      <style:graphic-properties svg:stroke-color="#000000" draw:fill-color="#cccccc" draw:opacity="100%" draw:textarea-horizontal-align="justify" draw:textarea-vertical-align="middle" draw:auto-grow-height="false" fo:min-height="0.681cm" fo:min-width="0.432cm"/>
    </style:style>
    <style:style style:name="gr38" style:family="graphic" style:parent-style-name="standard">
      <style:graphic-properties svg:stroke-color="#000000" draw:fill-color="#fdc578" draw:opacity="100%" draw:textarea-horizontal-align="justify" draw:textarea-vertical-align="middle" draw:auto-grow-height="false" fo:min-height="0.681cm" fo:min-width="0.431cm"/>
    </style:style>
    <style:style style:name="gr39" style:family="graphic" style:parent-style-name="standard">
      <style:graphic-properties svg:stroke-color="#000000" draw:fill-color="#00b274" draw:opacity="100%" draw:textarea-horizontal-align="justify" draw:textarea-vertical-align="middle" draw:auto-grow-height="false" fo:min-height="0.681cm" fo:min-width="0.432cm"/>
    </style:style>
    <style:style style:name="gr40" style:family="graphic" style:parent-style-name="standard">
      <style:graphic-properties svg:stroke-color="#000000" draw:fill-color="#f04e4d" draw:opacity="100%" draw:textarea-horizontal-align="justify" draw:textarea-vertical-align="middle" draw:auto-grow-height="false" fo:min-height="0.681cm" fo:min-width="0.43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58cm"/>
    </style:style>
    <style:style style:name="gr42" style:family="graphic" style:parent-style-name="standard">
      <style:graphic-properties draw:stroke="dash" draw:stroke-dash="Fine_20_Dashed" svg:stroke-width="0.053cm" svg:stroke-color="#ed1c24" draw:marker-start-width="0.279cm" draw:marker-end-width="0.279cm" draw:fill="solid" draw:fill-color="#ed1c24" draw:opacity="30%" draw:textarea-horizontal-align="justify" draw:textarea-vertical-align="middle" draw:auto-grow-height="false" fo:min-height="2.443cm" fo:min-width="2.192cm" fo:padding-top="0.151cm" fo:padding-bottom="0.151cm" fo:padding-left="0.276cm" fo:padding-right="0.276cm"/>
    </style:style>
    <style:style style:name="gr43" style:family="graphic" style:parent-style-name="standard">
      <style:graphic-properties draw:stroke="dash" draw:stroke-dash="Fine_20_Dashed" svg:stroke-width="0.053cm" svg:stroke-color="#faa61a" draw:marker-start-width="0.279cm" draw:marker-end-width="0.279cm" draw:fill="solid" draw:fill-color="#faa61a" draw:opacity="30%" draw:textarea-horizontal-align="justify" draw:textarea-vertical-align="middle" draw:auto-grow-height="false" fo:min-height="2.442cm" fo:min-width="2.198cm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Fine_20_Dashed" svg:stroke-width="0.053cm" svg:stroke-color="#0066b3" draw:marker-start-width="0.279cm" draw:marker-end-width="0.279cm" draw:fill="solid" draw:fill-color="#0066b3" draw:opacity="30%" draw:textarea-horizontal-align="justify" draw:textarea-vertical-align="middle" draw:auto-grow-height="false" fo:min-height="2.469cm" fo:min-width="2.192cm" fo:padding-top="0.151cm" fo:padding-bottom="0.151cm" fo:padding-left="0.276cm" fo:padding-right="0.276cm"/>
    </style:style>
    <style:style style:name="gr45" style:family="graphic" style:parent-style-name="standard">
      <style:graphic-properties draw:stroke="dash" draw:stroke-dash="Fine_20_Dashed" svg:stroke-width="0.053cm" svg:stroke-color="#a3238e" draw:marker-start-width="0.279cm" draw:marker-end-width="0.279cm" draw:fill="solid" draw:fill-color="#a3238e" draw:opacity="30%" draw:textarea-horizontal-align="justify" draw:textarea-vertical-align="middle" draw:auto-grow-height="false" fo:min-height="2.444cm" fo:min-width="2.195cm" fo:padding-top="0.151cm" fo:padding-bottom="0.151cm" fo:padding-left="0.276cm" fo:padding-right="0.276cm"/>
    </style:style>
    <style:style style:name="gr46" style:family="graphic" style:parent-style-name="standard">
      <style:graphic-properties draw:stroke="dash" draw:stroke-dash="Fine_20_Dashed" svg:stroke-width="0.053cm" svg:stroke-color="#00a65d" draw:marker-start-width="0.279cm" draw:marker-end-width="0.279cm" draw:fill="solid" draw:fill-color="#00a65d" draw:opacity="30%" draw:textarea-horizontal-align="justify" draw:textarea-vertical-align="middle" draw:auto-grow-height="false" fo:min-height="2.44cm" fo:min-width="2.195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.747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.748cm" fo:padding-top="0.151cm" fo:padding-bottom="0.151cm" fo:padding-left="0.276cm" fo:padding-right="0.276cm"/>
    </style:style>
    <style:style style:name="gr49" style:family="graphic" style:parent-style-name="measure">
      <style:graphic-properties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51" style:family="graphic" style:parent-style-name="measure">
      <style:graphic-properties draw:textarea-vertical-align="middle" draw:line-distance="1.962cm"/>
    </style:style>
    <style:style style:name="gr52" style:family="graphic" style:parent-style-name="standard">
      <style:graphic-properties draw:fill-color="#000000" draw:textarea-horizontal-align="justify" draw:textarea-vertical-align="middle" draw:auto-grow-height="false" fo:min-height="0.766cm" fo:min-width="0.008cm"/>
    </style:style>
    <style:style style:name="P1" style:family="paragraph">
      <loext:graphic-properties draw:fill-color="#cccccc" draw:opacity="100%"/>
      <style:paragraph-properties fo:text-align="center"/>
    </style:style>
    <style:style style:name="P2" style:family="paragraph">
      <loext:graphic-properties draw:fill-color="#5e8ac7" draw:opacity="100%"/>
      <style:paragraph-properties fo:text-align="center"/>
    </style:style>
    <style:style style:name="P3" style:family="paragraph">
      <loext:graphic-properties draw:fill-color="#65c295" draw:opacity="100%"/>
      <style:paragraph-properties fo:text-align="center"/>
    </style:style>
    <style:style style:name="P4" style:family="paragraph">
      <loext:graphic-properties draw:fill-color="#f37b70" draw:opacity="10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 draw:opacity="10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loext:graphic-properties draw:fill-color="#aa55a1" draw:opacity="100%"/>
      <style:paragraph-properties fo:text-align="center"/>
    </style:style>
    <style:style style:name="P10" style:family="paragraph">
      <loext:graphic-properties draw:fill-color="#fdc578" draw:opacity="100%"/>
      <style:paragraph-properties fo:text-align="center"/>
    </style:style>
    <style:style style:name="P11" style:family="paragraph">
      <loext:graphic-properties draw:fill-color="#00b274" draw:opacity="100%"/>
      <style:paragraph-properties fo:text-align="center"/>
    </style:style>
    <style:style style:name="P12" style:family="paragraph">
      <loext:graphic-properties draw:fill-color="#f04e4d" draw:opacity="100%"/>
      <style:paragraph-properties fo:text-align="center"/>
    </style:style>
    <style:style style:name="P13" style:family="paragraph">
      <loext:graphic-properties draw:fill="solid" draw:fill-color="#ed1c24" draw:opacity="30%"/>
      <style:paragraph-properties fo:text-align="center"/>
    </style:style>
    <style:style style:name="P14" style:family="paragraph">
      <loext:graphic-properties draw:fill="solid" draw:fill-color="#faa61a" draw:opacity="30%"/>
      <style:paragraph-properties fo:text-align="center"/>
    </style:style>
    <style:style style:name="P15" style:family="paragraph">
      <loext:graphic-properties draw:fill="solid" draw:fill-color="#0066b3" draw:opacity="30%"/>
      <style:paragraph-properties fo:text-align="center"/>
    </style:style>
    <style:style style:name="P16" style:family="paragraph">
      <loext:graphic-properties draw:fill="solid" draw:fill-color="#a3238e" draw:opacity="30%"/>
      <style:paragraph-properties fo:text-align="center"/>
    </style:style>
    <style:style style:name="P17" style:family="paragraph">
      <loext:graphic-properties draw:fill="solid" draw:fill-color="#00a65d" draw:opacity="30%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 draw:fill-color="#ffffff"/>
      <style:text-properties fo:font-size="12pt"/>
    </style:style>
    <style:style style:name="P20" style:family="paragraph">
      <loext:graphic-properties draw:fill-color="#000000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931cm" svg:height="0.932cm" svg:x="22.988cm" svg:y="11.8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32cm" svg:height="0.932cm" svg:x="23.923cm" svg:y="11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32cm" svg:height="0.931cm" svg:x="23.92cm" svg:y="10.9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32cm" svg:height="0.932cm" svg:x="22.055cm" svg:y="11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32cm" svg:height="0.931cm" svg:x="23.923cm" svg:y="10.00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31cm" svg:height="0.932cm" svg:x="22.888cm" svg:y="11.7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32cm" svg:height="0.932cm" svg:x="23.82cm" svg:y="11.7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32cm" svg:height="0.931cm" svg:x="23.82cm" svg:y="10.8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32cm" svg:height="0.932cm" svg:x="21.955cm" svg:y="11.7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32cm" svg:height="0.931cm" svg:x="23.823cm" svg:y="9.90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31cm" svg:height="0.931cm" svg:x="22.761cm" svg:y="10.7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31cm" svg:height="0.931cm" svg:x="22.764cm" svg:y="9.7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32cm" svg:height="0.931cm" svg:x="23.696cm" svg:y="9.7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32cm" svg:height="0.931cm" svg:x="21.828cm" svg:y="10.7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32cm" svg:height="0.931cm" svg:x="21.831cm" svg:y="9.7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32cm" svg:height="0.932cm" svg:x="23.696cm" svg:y="10.71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32cm" svg:height="0.932cm" svg:x="23.696cm" svg:y="10.71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31cm" svg:height="0.932cm" svg:x="22.761cm" svg:y="11.6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32cm" svg:height="0.932cm" svg:x="23.693cm" svg:y="11.6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32cm" svg:height="0.932cm" svg:x="21.828cm" svg:y="11.647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2" draw:layer="layout" svg:width="0.931cm" svg:height="0.931cm" svg:x="17.941cm" svg:y="7.77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0.931cm" svg:height="0.932cm" svg:x="17.941cm" svg:y="8.70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932cm" svg:height="0.932cm" svg:x="18.873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0.932cm" svg:height="0.931cm" svg:x="18.873cm" svg:y="7.769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0.931cm" svg:height="0.931cm" svg:x="17.944cm" svg:y="6.836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0.932cm" svg:height="0.931cm" svg:x="18.876cm" svg:y="6.834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0.932cm" svg:height="0.931cm" svg:x="17.008cm" svg:y="7.7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932cm" svg:height="0.932cm" svg:x="17.008cm" svg:y="8.704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0.932cm" svg:height="0.931cm" svg:x="17.011cm" svg:y="6.83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3" draw:layer="layout" svg:width="0.931cm" svg:height="0.931cm" svg:x="17.808cm" svg:y="7.64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3" draw:layer="layout" svg:width="0.931cm" svg:height="0.932cm" svg:x="17.808cm" svg:y="8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3" draw:layer="layout" svg:width="0.932cm" svg:height="0.932cm" svg:x="18.74cm" svg:y="8.573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0.932cm" svg:height="0.931cm" svg:x="18.74cm" svg:y="7.6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3" draw:layer="layout" svg:width="0.931cm" svg:height="0.931cm" svg:x="17.811cm" svg:y="6.709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0.932cm" svg:height="0.931cm" svg:x="18.743cm" svg:y="6.70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0.932cm" svg:height="0.931cm" svg:x="16.875cm" svg:y="7.64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3" draw:layer="layout" svg:width="0.932cm" svg:height="0.932cm" svg:x="16.875cm" svg:y="8.5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0.932cm" svg:height="0.931cm" svg:x="16.878cm" svg:y="6.71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4" draw:layer="layout" svg:width="0.931cm" svg:height="0.931cm" svg:x="17.681cm" svg:y="7.50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4" draw:layer="layout" svg:width="0.931cm" svg:height="0.932cm" svg:x="17.681cm" svg:y="8.4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0.932cm" svg:height="0.932cm" svg:x="18.613cm" svg:y="8.43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4" draw:layer="layout" svg:width="0.932cm" svg:height="0.931cm" svg:x="18.613cm" svg:y="7.50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0.931cm" svg:height="0.931cm" svg:x="17.684cm" svg:y="6.574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4" draw:layer="layout" svg:width="0.932cm" svg:height="0.931cm" svg:x="18.616cm" svg:y="6.572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4" draw:layer="layout" svg:width="0.932cm" svg:height="0.931cm" svg:x="16.748cm" svg:y="7.51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0.932cm" svg:height="0.932cm" svg:x="16.748cm" svg:y="8.442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4" draw:layer="layout" svg:width="0.932cm" svg:height="0.931cm" svg:x="16.751cm" svg:y="6.57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7" draw:text-style-name="P2" draw:layer="layout" svg:width="0.931cm" svg:height="0.931cm" svg:x="12.093cm" svg:y="15.988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931cm" svg:height="0.931cm" svg:x="13.957cm" svg:y="15.98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931cm" svg:height="0.931cm" svg:x="14.892cm" svg:y="15.988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0.932cm" svg:height="0.931cm" svg:x="15.824cm" svg:y="15.98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0.932cm" svg:height="0.931cm" svg:x="13.025cm" svg:y="15.98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0.932cm" svg:height="0.931cm" svg:x="16.744cm" svg:y="11.333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932cm" svg:height="0.932cm" svg:x="16.749cm" svg:y="12.26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932cm" svg:height="0.932cm" svg:x="16.749cm" svg:y="13.193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0.932cm" svg:height="0.931cm" svg:x="16.748cm" svg:y="14.127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932cm" svg:height="0.932cm" svg:x="16.748cm" svg:y="15.058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0.932cm" svg:height="0.931cm" svg:x="16.747cm" svg:y="10.398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0.932cm" svg:height="0.931cm" svg:x="16.752cm" svg:y="15.988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0.932cm" svg:height="0.931cm" svg:x="11.16cm" svg:y="15.99cm">
            <text:p text:style-name="P5">0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931cm" svg:height="0.932cm" svg:x="22.628cm" svg:y="11.5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32cm" svg:height="0.932cm" svg:x="23.56cm" svg:y="11.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32cm" svg:height="0.931cm" svg:x="23.56cm" svg:y="10.5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32cm" svg:height="0.932cm" svg:x="21.695cm" svg:y="11.5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32cm" svg:height="0.931cm" svg:x="23.563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1cm" svg:height="0.932cm" svg:x="22.528cm" svg:y="11.4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32cm" svg:height="0.932cm" svg:x="23.46cm" svg:y="11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32cm" svg:height="0.931cm" svg:x="23.46cm" svg:y="10.4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32cm" svg:height="0.932cm" svg:x="21.595cm" svg:y="11.4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32cm" svg:height="0.931cm" svg:x="23.463cm" svg:y="9.564cm">
          <text:p/>
          <draw:enhanced-geometry svg:viewBox="0 0 21600 21600" draw:type="rectangle" draw:enhanced-path="M 0 0 L 21600 0 21600 21600 0 21600 0 0 Z N"/>
        </draw:custom-shape>
        <draw:g>
          <draw:custom-shape draw:style-name="gr20" draw:text-style-name="P3" draw:layer="layout" svg:width="0.931cm" svg:height="0.931cm" svg:x="11.839cm" svg:y="15.73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931cm" svg:height="0.931cm" svg:x="13.703cm" svg:y="15.732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931cm" svg:height="0.931cm" svg:x="14.638cm" svg:y="15.73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932cm" svg:height="0.931cm" svg:x="15.57cm" svg:y="15.732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932cm" svg:height="0.931cm" svg:x="12.771cm" svg:y="15.732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932cm" svg:height="0.931cm" svg:x="16.49cm" svg:y="11.079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0.932cm" svg:height="0.932cm" svg:x="16.495cm" svg:y="12.012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0.932cm" svg:height="0.932cm" svg:x="16.495cm" svg:y="12.939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932cm" svg:height="0.931cm" svg:x="16.494cm" svg:y="13.873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0.932cm" svg:height="0.932cm" svg:x="16.494cm" svg:y="14.80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932cm" svg:height="0.931cm" svg:x="16.493cm" svg:y="10.14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932cm" svg:height="0.931cm" svg:x="16.498cm" svg:y="15.73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932cm" svg:height="0.931cm" svg:x="10.906cm" svg:y="15.736cm">
            <text:p text:style-name="P5">0</text:p>
            <draw:enhanced-geometry svg:viewBox="0 0 21600 21600" draw:type="rectangle" draw:enhanced-path="M 0 0 L 21600 0 21600 21600 0 21600 0 0 Z N"/>
          </draw:custom-shape>
        </draw:g>
        <draw:custom-shape draw:style-name="gr23" draw:text-style-name="P4" draw:layer="layout" svg:width="0.931cm" svg:height="0.932cm" svg:x="14.385cm" svg:y="14.554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0.932cm" svg:height="0.932cm" svg:x="15.317cm" svg:y="12.687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931cm" svg:height="0.932cm" svg:x="11.586cm" svg:y="14.558cm">
          <text:p text:style-name="P5">-2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0.932cm" svg:height="0.932cm" svg:x="12.518cm" svg:y="14.556cm">
          <text:p text:style-name="P5">-1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931cm" svg:height="0.932cm" svg:x="13.45cm" svg:y="14.556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932cm" svg:height="0.931cm" svg:x="15.316cm" svg:y="13.62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0.932cm" svg:height="0.932cm" svg:x="15.316cm" svg:y="14.552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931cm" svg:height="0.931cm" svg:x="11.589cm" svg:y="15.484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931cm" svg:height="0.931cm" svg:x="13.453cm" svg:y="15.482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931cm" svg:height="0.931cm" svg:x="14.388cm" svg:y="15.484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932cm" svg:height="0.931cm" svg:x="15.32cm" svg:y="15.482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932cm" svg:height="0.931cm" svg:x="12.521cm" svg:y="15.482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0.932cm" svg:height="0.932cm" svg:x="16.245cm" svg:y="12.689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932cm" svg:height="0.931cm" svg:x="16.244cm" svg:y="13.62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0.932cm" svg:height="0.932cm" svg:x="16.244cm" svg:y="14.554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932cm" svg:height="0.931cm" svg:x="16.248cm" svg:y="15.484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0.932cm" svg:height="0.932cm" svg:x="10.652cm" svg:y="14.556cm">
          <text:p text:style-name="P5">0</text:p>
          <draw:enhanced-geometry svg:viewBox="0 0 21600 21600" draw:type="rectangle" draw:enhanced-path="M 0 0 L 21600 0 21600 21600 0 21600 0 0 Z N"/>
        </draw:custom-shape>
        <draw:g>
          <draw:custom-shape draw:style-name="gr27" draw:text-style-name="P6" draw:layer="layout" svg:width="0.931cm" svg:height="0.931cm" svg:x="11.585cm" svg:y="10.827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0.931cm" svg:height="0.931cm" svg:x="13.449cm" svg:y="10.825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28" draw:text-style-name="P6" draw:layer="layout" svg:width="0.931cm" svg:height="0.932cm" svg:x="11.586cm" svg:y="11.762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0.932cm" svg:height="0.932cm" svg:x="12.518cm" svg:y="11.76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28" draw:text-style-name="P6" draw:layer="layout" svg:width="0.931cm" svg:height="0.932cm" svg:x="13.45cm" svg:y="11.76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28" draw:text-style-name="P6" draw:layer="layout" svg:width="0.931cm" svg:height="0.932cm" svg:x="11.586cm" svg:y="12.689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0.932cm" svg:height="0.932cm" svg:x="12.518cm" svg:y="12.687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28" draw:text-style-name="P6" draw:layer="layout" svg:width="0.931cm" svg:height="0.932cm" svg:x="13.45cm" svg:y="12.687cm">
            <text:p text:style-name="P5">-1</text:p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0.931cm" svg:height="0.931cm" svg:x="14.38cm" svg:y="10.829cm">
            <text:p text:style-name="P5">-1</text:p>
            <draw:enhanced-geometry svg:viewBox="0 0 21600 21600" draw:type="rectangle" draw:enhanced-path="M 0 0 L 21600 0 21600 21600 0 21600 0 0 Z N"/>
          </draw:custom-shape>
          <draw:custom-shape draw:style-name="gr30" draw:text-style-name="P6" draw:layer="layout" svg:width="0.932cm" svg:height="0.931cm" svg:x="15.312cm" svg:y="10.827cm">
            <text:p text:style-name="P5">-2</text:p>
            <draw:enhanced-geometry svg:viewBox="0 0 21600 21600" draw:type="rectangle" draw:enhanced-path="M 0 0 L 21600 0 21600 21600 0 21600 0 0 Z N"/>
          </draw:custom-shape>
          <draw:custom-shape draw:style-name="gr28" draw:text-style-name="P6" draw:layer="layout" svg:width="0.931cm" svg:height="0.932cm" svg:x="14.385cm" svg:y="11.762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0.932cm" svg:height="0.932cm" svg:x="15.317cm" svg:y="11.7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28" draw:text-style-name="P6" draw:layer="layout" svg:width="0.931cm" svg:height="0.932cm" svg:x="14.385cm" svg:y="12.689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0.931cm" svg:height="0.931cm" svg:x="11.586cm" svg:y="13.627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30" draw:text-style-name="P6" draw:layer="layout" svg:width="0.932cm" svg:height="0.931cm" svg:x="12.518cm" svg:y="13.625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0.931cm" svg:height="0.931cm" svg:x="13.45cm" svg:y="13.625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0.931cm" svg:height="0.931cm" svg:x="14.384cm" svg:y="13.623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30" draw:text-style-name="P6" draw:layer="layout" svg:width="0.932cm" svg:height="0.931cm" svg:x="12.517cm" svg:y="10.825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0.931cm" svg:height="0.931cm" svg:x="11.588cm" svg:y="9.892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0.931cm" svg:height="0.931cm" svg:x="13.452cm" svg:y="9.89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0.931cm" svg:height="0.931cm" svg:x="14.383cm" svg:y="9.89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30" draw:text-style-name="P6" draw:layer="layout" svg:width="0.932cm" svg:height="0.931cm" svg:x="15.315cm" svg:y="9.892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30" draw:text-style-name="P6" draw:layer="layout" svg:width="0.932cm" svg:height="0.931cm" svg:x="12.52cm" svg:y="9.89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30" draw:text-style-name="P6" draw:layer="layout" svg:width="0.932cm" svg:height="0.931cm" svg:x="16.24cm" svg:y="10.829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0.932cm" svg:height="0.932cm" svg:x="16.245cm" svg:y="11.762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30" draw:text-style-name="P6" draw:layer="layout" svg:width="0.932cm" svg:height="0.931cm" svg:x="16.243cm" svg:y="9.89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30" draw:text-style-name="P6" draw:layer="layout" svg:width="0.932cm" svg:height="0.931cm" svg:x="10.652cm" svg:y="10.829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0.932cm" svg:height="0.932cm" svg:x="10.653cm" svg:y="11.76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0.932cm" svg:height="0.932cm" svg:x="10.653cm" svg:y="12.691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30" draw:text-style-name="P6" draw:layer="layout" svg:width="0.932cm" svg:height="0.931cm" svg:x="10.652cm" svg:y="13.625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30" draw:text-style-name="P6" draw:layer="layout" svg:width="0.932cm" svg:height="0.931cm" svg:x="10.655cm" svg:y="9.894cm">
            <text:p text:style-name="P5">0</text:p>
            <draw:enhanced-geometry svg:viewBox="0 0 21600 21600" draw:type="rectangle" draw:enhanced-path="M 0 0 L 21600 0 21600 21600 0 21600 0 0 Z N"/>
          </draw:custom-shape>
        </draw:g>
        <draw:custom-shape draw:style-name="gr25" draw:text-style-name="P4" draw:layer="layout" svg:width="0.932cm" svg:height="0.931cm" svg:x="10.656cm" svg:y="15.486cm">
          <text:p text:style-name="P5">0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0.931cm" svg:height="0.931cm" svg:x="15.522cm" svg:y="7.14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0.931cm" svg:height="0.932cm" svg:x="15.522cm" svg:y="8.07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932cm" svg:height="0.932cm" svg:x="16.454cm" svg:y="8.07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32cm" svg:height="0.931cm" svg:x="16.454cm" svg:y="7.14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931cm" svg:height="0.931cm" svg:x="15.525cm" svg:y="6.20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32cm" svg:height="0.931cm" svg:x="16.457cm" svg:y="6.20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32cm" svg:height="0.931cm" svg:x="14.589cm" svg:y="7.14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932cm" svg:height="0.932cm" svg:x="14.589cm" svg:y="8.07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32cm" svg:height="0.931cm" svg:x="14.592cm" svg:y="6.2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3" draw:layer="layout" svg:width="0.931cm" svg:height="0.931cm" svg:x="15.389cm" svg:y="7.01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931cm" svg:height="0.932cm" svg:x="15.389cm" svg:y="7.94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0.932cm" svg:height="0.932cm" svg:x="16.321cm" svg:y="7.94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932cm" svg:height="0.931cm" svg:x="16.321cm" svg:y="7.01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931cm" svg:height="0.931cm" svg:x="15.392cm" svg:y="6.08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932cm" svg:height="0.931cm" svg:x="16.324cm" svg:y="6.0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932cm" svg:height="0.931cm" svg:x="14.456cm" svg:y="7.01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0.932cm" svg:height="0.932cm" svg:x="14.456cm" svg:y="7.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932cm" svg:height="0.931cm" svg:x="14.459cm" svg:y="6.084cm">
            <text:p/>
            <draw:enhanced-geometry svg:viewBox="0 0 21600 21600" draw:type="rectangle" draw:enhanced-path="M 0 0 L 21600 0 21600 21600 0 21600 0 0 Z N"/>
          </draw:custom-shape>
        </draw:g>
        <draw:line draw:style-name="gr31" draw:text-style-name="P7" draw:layer="layout" svg:x1="17.129cm" svg:y1="8.747cm" svg:x2="13.446cm" svg:y2="12.684cm">
          <text:p/>
        </draw:line>
        <draw:line draw:style-name="gr31" draw:text-style-name="P7" draw:layer="layout" svg:x1="14.335cm" svg:y1="8.747cm" svg:x2="10.652cm" svg:y2="12.684cm">
          <text:p/>
        </draw:line>
        <draw:g>
          <draw:custom-shape draw:style-name="gr26" draw:text-style-name="P4" draw:layer="layout" svg:width="0.931cm" svg:height="0.931cm" svg:x="15.262cm" svg:y="6.882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23" draw:text-style-name="P4" draw:layer="layout" svg:width="0.931cm" svg:height="0.932cm" svg:x="15.262cm" svg:y="7.813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0.932cm" svg:height="0.932cm" svg:x="16.194cm" svg:y="7.811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0.932cm" svg:height="0.931cm" svg:x="16.194cm" svg:y="6.88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0.931cm" svg:height="0.931cm" svg:x="15.265cm" svg:y="5.947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0.932cm" svg:height="0.931cm" svg:x="16.197cm" svg:y="5.945cm">
            <text:p text:style-name="P5">-1</text:p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0.932cm" svg:height="0.931cm" svg:x="14.329cm" svg:y="6.884cm">
            <text:p text:style-name="P5">-1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0.932cm" svg:height="0.932cm" svg:x="14.329cm" svg:y="7.815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0.932cm" svg:height="0.931cm" svg:x="14.332cm" svg:y="5.949cm">
            <text:p text:style-name="P5">-2</text:p>
            <draw:enhanced-geometry svg:viewBox="0 0 21600 21600" draw:type="rectangle" draw:enhanced-path="M 0 0 L 21600 0 21600 21600 0 21600 0 0 Z N"/>
          </draw:custom-shape>
        </draw:g>
        <draw:frame draw:style-name="gr32" draw:text-style-name="P8" draw:layer="layout" svg:width="4.191cm" svg:height="1.199cm" svg:x="14.081cm" svg:y="5.008cm">
          <draw:text-box>
            <text:p><text:span text:style-name="T1">Kernel <text:s/>Weights</text:span></text:p>
          </draw:text-box>
        </draw:frame>
        <draw:frame draw:style-name="gr33" draw:text-style-name="P8" draw:layer="layout" svg:width="1.878cm" svg:height="0.806cm" svg:x="8.647cm" svg:y="9.719cm">
          <draw:text-box>
            <text:p><text:span text:style-name="T1">Image</text:span></text:p>
          </draw:text-box>
        </draw:frame>
        <draw:custom-shape draw:style-name="gr34" draw:text-style-name="P9" draw:layer="layout" svg:width="0.931cm" svg:height="0.931cm" svg:x="22.401cm" svg:y="10.366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931cm" svg:height="0.932cm" svg:x="22.401cm" svg:y="11.297cm">
          <text:p text:style-name="P5">...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932cm" svg:height="0.932cm" svg:x="23.333cm" svg:y="11.295cm">
          <text:p text:style-name="P5">...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932cm" svg:height="0.931cm" svg:x="23.333cm" svg:y="10.364cm">
          <text:p text:style-name="P5">...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931cm" svg:height="0.931cm" svg:x="22.404cm" svg:y="9.431cm">
          <text:p text:style-name="P5">20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932cm" svg:height="0.931cm" svg:x="23.336cm" svg:y="9.429cm">
          <text:p text:style-name="P5">-3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932cm" svg:height="0.931cm" svg:x="21.468cm" svg:y="10.368cm">
          <text:p text:style-name="P5">9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932cm" svg:height="0.932cm" svg:x="21.468cm" svg:y="11.299cm">
          <text:p text:style-name="P5">...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0.932cm" svg:height="0.931cm" svg:x="21.471cm" svg:y="9.433cm">
          <text:p text:style-name="P5">13</text:p>
          <draw:enhanced-geometry svg:viewBox="0 0 21600 21600" draw:type="rectangle" draw:enhanced-path="M 0 0 L 21600 0 21600 21600 0 21600 0 0 Z N"/>
        </draw:custom-shape>
        <draw:frame draw:style-name="gr41" draw:text-style-name="P8" draw:layer="layout" svg:width="3.558cm" svg:height="0.806cm" svg:x="21.214cm" svg:y="8.493cm">
          <draw:text-box>
            <text:p><text:span text:style-name="T1">Feature Maps</text:span></text:p>
          </draw:text-box>
        </draw:frame>
        <draw:line draw:style-name="gr31" draw:text-style-name="P7" draw:layer="layout" svg:x1="10.652cm" svg:y1="9.89cm" svg:x2="14.335cm" svg:y2="5.953cm">
          <text:p/>
        </draw:line>
        <draw:line draw:style-name="gr31" draw:text-style-name="P7" draw:layer="layout" svg:x1="17.129cm" svg:y1="5.953cm" svg:x2="13.446cm" svg:y2="9.89cm">
          <text:p/>
        </draw:line>
        <draw:g>
          <draw:custom-shape draw:style-name="gr42" draw:text-style-name="P13" draw:layer="layout" svg:width="2.794cm" svg:height="2.795cm" svg:x="10.652cm" svg:y="9.911cm">
            <text:p/>
            <draw:enhanced-geometry svg:viewBox="0 0 21600 21600" draw:path-stretchpoint-x="10800" draw:path-stretchpoint-y="10800" draw:text-areas="?f3 ?f4 ?f5 ?f6" draw:type="round-rectangle" draw:modifiers="679.9803246433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4" draw:layer="layout" svg:width="2.8cm" svg:height="2.794cm" svg:x="12.517cm" svg:y="9.89cm">
            <text:p/>
            <draw:enhanced-geometry svg:viewBox="0 0 21600 21600" draw:path-stretchpoint-x="10800" draw:path-stretchpoint-y="10800" draw:text-areas="?f3 ?f4 ?f5 ?f6" draw:type="round-rectangle" draw:modifiers="679.9803246433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15" draw:layer="layout" svg:width="2.794cm" svg:height="2.821cm" svg:x="14.385cm" svg:y="9.89cm">
            <text:p/>
            <draw:enhanced-geometry svg:viewBox="0 0 21600 21600" draw:path-stretchpoint-x="10800" draw:path-stretchpoint-y="10800" draw:text-areas="?f3 ?f4 ?f5 ?f6" draw:type="round-rectangle" draw:modifiers="679.9803246433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6" draw:layer="layout" svg:width="2.797cm" svg:height="2.796cm" svg:x="12.518cm" svg:y="11.773cm">
            <text:p/>
            <draw:enhanced-geometry svg:viewBox="0 0 21600 21600" draw:path-stretchpoint-x="10800" draw:path-stretchpoint-y="10800" draw:text-areas="?f3 ?f4 ?f5 ?f6" draw:type="round-rectangle" draw:modifiers="679.9803246433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17" draw:layer="layout" svg:width="2.797cm" svg:height="2.792cm" svg:x="10.653cm" svg:y="11.781cm">
            <text:p/>
            <draw:enhanced-geometry svg:viewBox="0 0 21600 21600" draw:path-stretchpoint-x="10800" draw:path-stretchpoint-y="10800" draw:text-areas="?f3 ?f4 ?f5 ?f6" draw:type="round-rectangle" draw:modifiers="679.9803246433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7" draw:text-style-name="P18" draw:layer="layout" svg:width="1.464cm" svg:height="0.762cm" svg:x="19.602cm" svg:y="11.287cm">
            <text:p/>
            <draw:enhanced-geometry svg:viewBox="0 0 21600 21600" draw:text-areas="0 ?f0 ?f5 ?f2" draw:type="right-arrow" draw:modifiers="14173.4067663257 7247.1821756225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8" draw:text-style-name="P18" draw:layer="layout" svg:width="1.465cm" svg:height="0.762cm" svg:x="19.455cm" svg:y="11.16cm">
            <text:p/>
            <draw:enhanced-geometry svg:viewBox="0 0 21600 21600" draw:text-areas="0 ?f0 ?f5 ?f2" draw:type="right-arrow" draw:modifiers="14173.4067663257 7247.1821756225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7" draw:text-style-name="P18" draw:layer="layout" svg:width="1.464cm" svg:height="0.762cm" svg:x="19.309cm" svg:y="11.033cm">
            <text:p/>
            <draw:enhanced-geometry svg:viewBox="0 0 21600 21600" draw:text-areas="0 ?f0 ?f5 ?f2" draw:type="right-arrow" draw:modifiers="14173.4067663257 7247.1821756225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measure draw:style-name="gr49" draw:text-style-name="P5" draw:layer="measurelines" svg:x1="10.39cm" svg:y1="14.594cm" svg:x2="10.39cm" svg:y2="12.689cm">
          <text:p text:style-name="P5">Stride</text:p>
        </draw:measure>
        <draw:frame draw:style-name="gr50" draw:text-style-name="P19" draw:layer="layout" svg:width="3.076cm" svg:height="0.889cm" svg:x="17.99cm" svg:y="15.605cm">
          <draw:text-box>
            <text:p><text:span text:style-name="T2">Zero-Padding</text:span></text:p>
          </draw:text-box>
        </draw:frame>
        <draw:measure draw:style-name="gr51" draw:text-style-name="P5" draw:layer="layout" svg:x1="10.656cm" svg:y1="9.639cm" svg:x2="12.513cm" svg:y2="9.639cm">
          <text:p text:style-name="P5">Stride</text:p>
        </draw:measure>
        <draw:custom-shape draw:style-name="gr52" draw:text-style-name="P20" draw:layer="layout" svg:width="0.508cm" svg:height="1.016cm" draw:transform="rotate (1.5707963267949) translate (17.002cm 16.24cm)">
          <text:p/>
          <draw:enhanced-geometry svg:viewBox="0 0 21600 21600" draw:mirror-horizontal="false" draw:mirror-vertical="true" draw:text-areas="?f0 ?f7 ?f2 21600" draw:type="up-arrow" draw:modifiers="10945.6179775281 6106.8062827225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47" draw:text-style-name="P18" draw:layer="layout" svg:width="1.464cm" svg:height="0.762cm" svg:x="19.483cm" svg:y="10.681cm">
            <text:p/>
            <draw:enhanced-geometry svg:viewBox="0 0 21600 21600" draw:text-areas="0 ?f0 ?f5 ?f2" draw:type="right-arrow" draw:modifiers="14173.4067663257 7247.1821756225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8" draw:text-style-name="P18" draw:layer="layout" svg:width="1.465cm" svg:height="0.762cm" svg:x="19.336cm" svg:y="10.554cm">
            <text:p/>
            <draw:enhanced-geometry svg:viewBox="0 0 21600 21600" draw:text-areas="0 ?f0 ?f5 ?f2" draw:type="right-arrow" draw:modifiers="14173.4067663257 7247.1821756225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7" draw:text-style-name="P18" draw:layer="layout" svg:width="1.464cm" svg:height="0.762cm" svg:x="19.19cm" svg:y="10.427cm">
            <text:p/>
            <draw:enhanced-geometry svg:viewBox="0 0 21600 21600" draw:text-areas="0 ?f0 ?f5 ?f2" draw:type="right-arrow" draw:modifiers="14173.4067663257 7247.1821756225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7T13:17:46.103400929</meta:creation-date>
    <dc:date>2019-12-07T15:31:47.871965291</dc:date>
    <meta:editing-duration>PT26M51S</meta:editing-duration>
    <meta:editing-cycles>6</meta:editing-cycles>
    <meta:generator>LibreOffice/6.0.7.3$Linux_X86_64 LibreOffice_project/00m0$Build-3</meta:generator>
    <meta:document-statistic meta:object-count="204"/>
  </office:meta>
</office:document-meta>
</file>